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28145833333333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1.190625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4.365625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iagrama_Gantt_I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1">
            <text:p>Tarea</text:p>
          </table:table-cell>
          <table:table-cell office:value-type="string" table:style-name="ce1">
            <text:p>MARCOS</text:p>
          </table:table-cell>
          <table:table-cell office:value-type="string" table:style-name="ce1">
            <text:p>MATIAS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NICO</text:p>
          </table:table-cell>
          <table:table-cell office:value-type="string" table:style-name="ce1">
            <text:p>LUNES 1</text:p>
          </table:table-cell>
          <table:table-cell office:value-type="string" table:style-name="ce1">
            <text:p>MARTES1</text:p>
          </table:table-cell>
          <table:table-cell office:value-type="string" table:style-name="ce1">
            <text:p>LUNES 2</text:p>
          </table:table-cell>
          <table:table-cell office:value-type="string" table:style-name="ce1">
            <text:p>MARTES 2</text:p>
          </table:table-cell>
          <table:table-cell office:value-type="string" table:style-name="ce1">
            <text:p>LUNES 3</text:p>
          </table:table-cell>
          <table:table-cell office:value-type="string" table:style-name="ce1">
            <text:p>MARTES 3</text:p>
          </table:table-cell>
          <table:table-cell office:value-type="string" table:style-name="ce1">
            <text:p>LUNES 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1 Inventari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AR Y MA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- Definir estructura (objs</text:p>
          </table:table-cell>
          <table:table-cell office:value-type="string" table:style-name="ce1">
            <text:p><text:s/>max_objs)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AR Y MA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- Implementar create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MAR Y MA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- Implementar destroy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AR Y MA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- Implementar add/de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AR Y MA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- Implementar get/se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AR Y MA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- Implementar prin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AR Y MA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2 Playe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AR Y MA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- Reemplazar objeto por backpack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AR Y MA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- Modificar funciones existentes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MAR Y MA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- Añadir funciones auxiliares mochil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3 Módulos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AR Y MA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- Actualizar uso de Player en módul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AR Y MA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- Revisar compatibilidad gener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4 Link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ICO y JOE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- Definir estructur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NICO y JOE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- Implementar create/destroy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NICO y JOE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- Implementar set/ge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ICO y JOE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- Implementar prin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NICO y JOE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- Eliminar campos north/south/east/west de Space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NICO y JOE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5 Ga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NICO y JOE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- Implementar uso de enlaces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NICO y JOE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- Crear game_get_connecti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NICO y JOE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- Crear game_connection_is_open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NICO y JOE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6 GameReade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MAR Y MA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- Cargar jugadores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AR Y MA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- Cargar personajes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AR Y MA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- Cargar enlace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ICO y JOE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- Modificar lectura de espacios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NICO y JOE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7 Datos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NICO y JOE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- Modificar fichero de datos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NICO y JOE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- Crear enlace mazmorra → jardín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NICO y JOE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- Configurar enlaces abiertos/cerrad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MAR/MAT/JOE/NIC/ROB</text:p>
          </table:table-cell>
          <table:table-cell office:value-type="string" table:style-name="ce1">
            <text:p>MAR/MAT/JOE/NIC/RO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8 Comando</text:p>
          </table:table-cell>
          <table:table-cell table:number-columns-repeated="6" table:style-name="ce1"/>
          <table:table-cell office:value-type="string" table:style-name="ce1">
            <text:p>MAR/MAT/JOE/NIC</text:p>
          </table:table-cell>
          <table:table-cell office:value-type="string" table:style-name="ce1">
            <text:p>MAR/MAT/JOE/NIC/RO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- Implementar move (norte</text:p>
          </table:table-cell>
          <table:table-cell office:value-type="string" table:style-name="ce1">
            <text:p><text:s/>sur</text:p>
          </table:table-cell>
          <table:table-cell office:value-type="string" table:style-name="ce1">
            <text:p><text:s/>este</text:p>
          </table:table-cell>
          <table:table-cell office:value-type="string" table:style-name="ce1">
            <text:p><text:s/>oeste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NIC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- Eliminar comandos antiguos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9 Comand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MAR Y MA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- Añadir campo description a Objec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MAR Y MA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- Implementar comando inspec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MAR Y MA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10 Comando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MAR Y MA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- Modificar comando drop por nombr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MAR/MAT/JOE/NIC/RO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11 Game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MAR/MAT/JOE/NIC</text:p>
          </table:table-cell>
          <table:table-cell office:value-type="string" table:style-name="ce1">
            <text:p>MAR/MAT/JOE/NIC/RO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- Soporte múltiples jugadores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MAR/MAT/JOE/NI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- Implementar turno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MAR/MAT/JOE/N/ROBIC</text:p>
          </table:table-cell>
          <table:table-cell office:value-type="string" table:style-name="ce1">
            <text:p>MAR/MAT/JOE/NI/ROBC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- Adaptar funciones al jugador activo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MAR/MAT/JOE/NI/ROB</text:p>
          </table:table-cell>
          <table:table-cell office:value-type="string" table:style-name="ce1">
            <text:p>MAR/MAT/JOE/NIC/RO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12 Spa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MAT</text:p>
          </table:table-cell>
          <table:table-cell office:value-type="string" table:style-name="ce1">
            <text:p>MA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- Añadir campo discovered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MAT</text:p>
          </table:table-cell>
          <table:table-cell office:value-type="string" table:style-name="ce1">
            <text:p>MA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- Actualizar lógica de descubrimient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MAT</text:p>
          </table:table-cell>
          <table:table-cell office:value-type="string" table:style-name="ce1">
            <text:p>MAT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13 Visualizació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NICO y JOE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- Mostrar enlaces y destino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NICO y JOE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- Mostrar solo espacios descubiert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NICO y JOE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- Adaptar visualización por turno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NICO y JOE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14 LO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MAR</text:p>
          </table:table-cell>
          <table:table-cell office:value-type="string" table:style-name="ce1">
            <text:p>MA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- Procesar argumentos (-l)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MAR</text:p>
          </table:table-cell>
          <table:table-cell office:value-type="string" table:style-name="ce1">
            <text:p>MA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- Abrir fichero LOG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MAR</text:p>
          </table:table-cell>
          <table:table-cell office:value-type="string" table:style-name="ce1">
            <text:p>MA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- Registrar comandos y resultad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MAR</text:p>
          </table:table-cell>
          <table:table-cell office:value-type="string" table:style-name="ce1">
            <text:p>MA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- Cerrar fichero LOG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MAR</text:p>
          </table:table-cell>
          <table:table-cell office:value-type="string" table:style-name="ce1">
            <text:p>MAR</text:p>
          </table:table-cell>
          <table:table-cell table:number-columns-repeated="1637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TEST</text:p>
          </table:table-cell>
          <table:table-cell table:number-columns-repeated="10" table:style-name="ce1"/>
          <table:table-cell office:value-type="string" table:style-name="ce1">
            <text:p>MAR y NI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-Crear archivos</text:p>
          </table:table-cell>
          <table:table-cell table:number-columns-repeated="10" table:style-name="ce1"/>
          <table:table-cell office:value-type="string" table:style-name="ce1">
            <text:p>NI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-Ejecutar y corregir</text:p>
          </table:table-cell>
          <table:table-cell table:number-columns-repeated="10" table:style-name="ce1"/>
          <table:table-cell office:value-type="string" table:style-name="ce1">
            <text:p>MAR y NI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-revision de errores</text:p>
          </table:table-cell>
          <table:table-cell table:number-columns-repeated="10" table:style-name="ce1"/>
          <table:table-cell office:value-type="string" table:style-name="ce1">
            <text:p>TODO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ME.cmd</text:p>
          </table:table-cell>
          <table:table-cell table:number-columns-repeated="10" table:style-name="ce1"/>
          <table:table-cell office:value-type="string" table:style-name="ce1">
            <text:p>MAR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-Implementacion</text:p>
          </table:table-cell>
          <table:table-cell table:number-columns-repeated="10" table:style-name="ce1"/>
          <table:table-cell office:value-type="string" table:style-name="ce1">
            <text:p>MAR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xyfile</text:p>
          </table:table-cell>
          <table:table-cell table:number-columns-repeated="10" table:style-name="ce1"/>
          <table:table-cell office:value-type="string" table:style-name="ce1">
            <text:p>MAR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NTREGA</text:p>
          </table:table-cell>
          <table:table-cell table:number-columns-repeated="10" table:style-name="ce1"/>
          <table:table-cell office:value-type="string" table:style-name="ce1">
            <text:p>MAR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-JUEGO</text:p>
          </table:table-cell>
          <table:table-cell table:number-columns-repeated="10" table:style-name="ce1"/>
          <table:table-cell office:value-type="string" table:style-name="ce1">
            <text:p>MAR</text:p>
          </table:table-cell>
          <table:table-cell table:number-columns-repeated="16372"/>
        </table:table-row>
        <table:table-row table:number-rows-repeated="104850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30006</meta:generator>
    <dc:title/>
    <dc:description/>
    <dc:subject/>
    <meta:initial-creator/>
    <dc:creator>Marcos Alcalá Amador</dc:creator>
    <meta:creation-date>2026-04-13T16:36:25Z</meta:creation-date>
    <dc:date>2026-04-13T16:36:49Z</dc:date>
  </office:meta>
</office:document-meta>
</file>